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ource Code Pro" svg:font-family="'Source Code Pro'" style:font-pitch="fixed"/>
    <style:font-face style:name="Open Baskerville 0.0.75" svg:font-family="'Open Baskerville 0.0.75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Open Baskerville 0.0.75" officeooo:paragraph-rsid="001cbe04"/>
    </style:style>
    <style:style style:name="P2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Open Baskerville 0.0.75" officeooo:paragraph-rsid="001d884f"/>
    </style:style>
    <style:style style:name="P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Open Baskerville 0.0.75" officeooo:paragraph-rsid="001f7a6e"/>
    </style:style>
    <style:style style:name="P4" style:family="paragraph" style:parent-style-name="Standard">
      <style:paragraph-properties fo:text-align="end" style:justify-single-word="false" fo:background-color="#ffffff">
        <style:background-image/>
      </style:paragraph-properties>
      <style:text-properties style:font-name="Open Baskerville 0.0.75" officeooo:paragraph-rsid="001cbe04"/>
    </style:style>
    <style:style style:name="P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Source Code Pro" fo:font-size="10pt" fo:font-weight="bold" officeooo:paragraph-rsid="001d884f" style:font-size-asian="10pt" style:font-weight-asian="bold" style:font-size-complex="10pt" style:font-weight-complex="bold"/>
    </style:style>
    <style:style style:name="T1" style:family="text">
      <style:text-properties officeooo:rsid="001cbe04"/>
    </style:style>
    <style:style style:name="T2" style:family="text">
      <style:text-properties officeooo:rsid="001d884f"/>
    </style:style>
    <style:style style:name="T3" style:family="text">
      <style:text-properties officeooo:rsid="001f7a6e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Jacob Klingler</text:span></text:p>
      <text:p text:style-name="P4"><text:span text:style-name="T1">AI2 HW#5</text:span></text:p>
      <text:p text:style-name="P4"><text:span text:style-name="T1">3/21/13</text:span></text:p>
      <text:p text:style-name="P4"><text:span text:style-name="T1"/></text:p>
      <text:p text:style-name="P1"><text:span text:style-name="T1">Answers to Questions</text:span></text:p>
      <text:p text:style-name="P1"><text:span text:style-name="T1"/></text:p>
      <text:p text:style-name="P1"><text:span text:style-name="T1"/></text:p>
      <text:p text:style-name="P1"><text:span text:style-name="T1">1.</text:span></text:p>
      <text:p text:style-name="P1"><text:span text:style-name="T1">a)</text:span></text:p>
      <text:p text:style-name="P1"><text:span text:style-name="T1">b)</text:span></text:p>
      <text:p text:style-name="P1"><text:span text:style-name="T1">c)</text:span></text:p>
      <text:p text:style-name="P1"><text:span text:style-name="T1"/></text:p>
      <text:p text:style-name="P3"><text:span text:style-name="T3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2.</text:span></text:p>
      <text:p text:style-name="P1"><text:span text:style-name="T1">a)<text:tab/><text:tab/><text:tab/>EM Iterations vs. Log Likelihood, <text:s text:c="4"/>Data Set 1, <text:s text:c="5"/>3 Gaussians</text:span></text:p>
      <text:p text:style-name="P2"><draw:frame draw:style-name="fr1" draw:name="Object1" text:anchor-type="paragraph" svg:width="6.4228in" svg:height="3.5445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>The GMM process finds the 3 component distributions with these parameters:</text:span></text:p>
      <text:p text:style-name="P5"><text:span text:style-name="T2">C1 - mean: -1.12938341500 <text:s text:c="3"/>stdev: 2.9309261906 <text:s text:c="5"/>weight: 0.33342375320</text:span></text:p>
      <text:p text:style-name="P5"><text:span text:style-name="T2">C2 - mean: 12.0808746780 <text:s text:c="4"/>stdev: 1.0680248081 <text:s text:c="5"/>weight: 0.33324257114</text:span></text:p>
      <text:p text:style-name="P5"><text:span text:style-name="T2">C3 - mean: 25.0820790861 <text:s text:c="4"/>stdev: 2.0673865793 <text:s text:c="5"/>weight: 0.33333367565</text:span></text:p>
      <text:p text:style-name="P2"><text:span text:style-name="T2"/></text:p>
      <text:p text:style-name="P2"><text:span text:style-name="T2">After reaching a certain number of iterations, the log likelihood of the data starts to level off.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ource Code Pro" svg:font-family="'Source Code Pro'" style:font-pitch="fixed"/>
    <style:font-face style:name="Open Baskerville 0.0.75" svg:font-family="'Open Baskerville 0.0.75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3T11:58:38</meta:creation-date>
    <dc:date>2013-03-13T12:25:54</dc:date>
    <meta:editing-duration>PT10M40S</meta:editing-duration>
    <meta:editing-cycles>4</meta:editing-cycles>
    <meta:generator>LibreOffice/3.6$Linux_x86 LibreOffice_project/360m1$Build-2</meta:generator>
    <meta:document-statistic meta:table-count="0" meta:image-count="0" meta:object-count="1" meta:page-count="1" meta:paragraph-count="15" meta:word-count="76" meta:character-count="527" meta:non-whitespace-character-count="4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link-data-style-to-source="false" chart:axis-position="start"/>
      <style:graphic-properties svg:stroke-color="#b3b3b3"/>
      <style:text-properties fo:font-family="'Source Code Pro'" style:font-style-name="Bold" style:font-pitch="fixed" fo:font-size="10pt" fo:font-weight="bold" style:font-size-asian="10pt" style:font-size-complex="10pt"/>
    </style:style>
    <style:style style:name="ch4" style:family="chart">
      <style:chart-properties chart:auto-position="true" style:rotation-angle="0"/>
      <style:text-properties fo:font-family="'Source Code Pro'" style:font-style-name="Regular" style:font-pitch="fixed" fo:font-size="11pt" fo:font-weight="bold" style:font-size-asian="9pt" style:font-size-complex="9pt"/>
    </style:style>
    <style:style style:name="ch5" style:family="chart" style:data-style-name="N0">
      <style:chart-properties chart:display-label="true" chart:logarithmic="false" chart:minimum="-4500" chart:maximum="-2500" chart:reverse-direction="false" text:line-break="false" chart:link-data-style-to-source="false" chart:axis-position="start"/>
      <style:graphic-properties svg:stroke-color="#b3b3b3"/>
      <style:text-properties fo:font-family="'Source Code Pro'" style:font-style-name="Bold" style:font-pitch="fixed" fo:font-size="10pt" fo:font-weight="bold" style:font-size-asian="10pt" style:font-size-complex="10pt"/>
    </style:style>
    <style:style style:name="ch6" style:family="chart">
      <style:chart-properties chart:auto-position="true" style:rotation-angle="90"/>
      <style:text-properties fo:font-family="'Source Code Pro'" style:font-style-name="Regular" style:font-pitch="fixed" fo:font-size="11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76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13cm" svg:height="9.002cm" xlink:href="." xlink:type="simple" chart:class="chart:line" chart:style-name="ch1">
        <chart:plot-area chart:style-name="ch2" chart:data-source-has-labels="both" svg:x="1.512cm" svg:y="0.855cm" svg:width="14.149cm" svg:height="6.811cm">
          <chartooo:coordinate-region svg:x="2.821cm" svg:y="1.081cm" svg:width="12.769cm" svg:height="5.885cm"/>
          <chart:axis chart:dimension="x" chart:name="primary-x" chart:style-name="ch3" chartooo:axis-type="text">
            <chart:title svg:x="6.968cm" svg:y="7.847cm" chart:style-name="ch4">
              <text:p>EM Iterations</text:p>
            </chart:title>
            <chart:categories table:cell-range-address="local-table.$A$2:.$A$91"/>
          </chart:axis>
          <chart:axis chart:dimension="y" chart:name="primary-y" chart:style-name="ch5">
            <chart:title svg:x="0.451cm" svg:y="5.997cm" chart:style-name="ch6">
              <text:p>Log Likelihood</text:p>
            </chart:title>
            <chart:grid chart:style-name="ch7" chart:class="major"/>
          </chart:axis>
          <chart:series chart:style-name="ch8" chart:values-cell-range-address="local-table.$B$2:.$B$91" chart:label-cell-address="local-table.$B$1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412.1282768064">
                <text:p>-4412.12827680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413.73443076088">
                <text:p>-4413.73443076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13.88214828192">
                <text:p>-4413.88214828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413.81293950478">
                <text:p>-4413.81293950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413.70836645073">
                <text:p>-4413.70836645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413.59419961368">
                <text:p>-4413.59419961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413.47449584503">
                <text:p>-4413.47449584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413.34998994951">
                <text:p>-4413.349989949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413.22077177927">
                <text:p>-4413.22077177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3.08675765644">
                <text:p>-4413.08675765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412.94779993638">
                <text:p>-4412.94779993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412.80371881308">
                <text:p>-4412.80371881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12.65431221722">
                <text:p>-4412.65431221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412.49935838726">
                <text:p>-4412.499358387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412.33861573903">
                <text:p>-4412.33861573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412.17182163263">
                <text:p>-4412.17182163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411.99869059678">
                <text:p>-4411.99869059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411.81891219607">
                <text:p>-4411.81891219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411.63214858605">
                <text:p>-4411.632148586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411.43803174633">
                <text:p>-4411.43803174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411.23616035716">
                <text:p>-4411.23616035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411.02609627046">
                <text:p>-4411.026096270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410.80736051462">
                <text:p>-4410.80736051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410.57942876073">
                <text:p>-4410.57942876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410.34172616377">
                <text:p>-4410.34172616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410.09362147663">
                <text:p>-4410.093621476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409.83442031494">
                <text:p>-4409.83442031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409.56335742701">
                <text:p>-4409.563357427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409.27958779416">
                <text:p>-4409.279587794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408.98217635099">
                <text:p>-4408.98217635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408.67008607092">
                <text:p>-4408.670086070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408.34216410781">
                <text:p>-4408.34216410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407.99712561588">
                <text:p>-4407.997125615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407.63353478528">
                <text:p>-4407.63353478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407.24978252181">
                <text:p>-4407.249782521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406.84406006374">
                <text:p>-4406.844060063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406.41432765342">
                <text:p>-4406.414327653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405.9582771578">
                <text:p>-4405.95827715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405.47328724301">
                <text:p>-4405.473287243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404.95636933068">
                <text:p>-4404.956369330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404.40410207094">
                <text:p>-4404.40410207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403.81255141327">
                <text:p>-4403.812551413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403.17717248719">
                <text:p>-4403.177172487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402.49268833478">
                <text:p>-4402.492688334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401.75293895008">
                <text:p>-4401.752938950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400.95069190514">
                <text:p>-4400.95069190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400.07740283061">
                <text:p>-4400.077402830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399.12290980062">
                <text:p>-4399.122909800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398.07503969676">
                <text:p>-4398.075039696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396.91909605285">
                <text:p>-4396.919096052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395.63718542059">
                <text:p>-4395.637185420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394.20732092224">
                <text:p>-4394.207320922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392.60221416035">
                <text:p>-4392.602214160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390.78762485273">
                <text:p>-4390.787624852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388.72007294869">
                <text:p>-4388.720072948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386.34361637606">
                <text:p>-4386.343616376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383.58523493958">
                <text:p>-4383.585234939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80.34809597002">
                <text:p>-4380.34809597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376.50153857845">
                <text:p>-4376.501538578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371.86587680461">
                <text:p>-4371.865876804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366.18887692258">
                <text:p>-4366.188876922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359.10867709145">
                <text:p>-4359.108677091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350.09457200526">
                <text:p>-4350.094572005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338.352483509">
                <text:p>-4338.3524835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322.67910362785">
                <text:p>-4322.679103627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301.26466253199">
                <text:p>-4301.26466253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271.54868864885">
                <text:p>-4271.548688648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230.62907281569">
                <text:p>-4230.629072815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177.51807658003">
                <text:p>-4177.51807658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117.44797915394">
                <text:p>-4117.447979153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061.30465223332">
                <text:p>-4061.304652233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015.80125660093">
                <text:p>-4015.801256600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978.08995892332">
                <text:p>-3978.08995892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939.24367707444">
                <text:p>-3939.243677074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883.61409941407">
                <text:p>-3883.614099414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776.83688253437">
                <text:p>-3776.836882534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654.21140638234">
                <text:p>-3654.211406382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623.01729005096">
                <text:p>-3623.017290050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599.01567048621">
                <text:p>-3599.015670486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566.29046076161">
                <text:p>-3566.290460761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513.00880093886">
                <text:p>-3513.008800938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411.45357498573">
                <text:p>-3411.453574985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194.9203124785">
                <text:p>-3194.92031247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926.45439043923">
                <text:p>-2926.454390439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835.35923143181">
                <text:p>-2835.359231431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825.04276874084">
                <text:p>-2825.04276874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824.70619894141">
                <text:p>-2824.706198941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824.69354599923">
                <text:p>-2824.693545999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824.69286254103">
                <text:p>-2824.692862541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824.69282167007">
                <text:p>-2824.69282167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